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6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AYHUA CALLASI, WENSESLA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090533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704492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AYHUA CALLASI WENSESLA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90533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537107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HUANCA HUALLA, NANCY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650063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0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800</text:p>
          </table:table-cell>
          <table:table-cell table:style-name="Tableau1.D2" office:value-type="string">
            <text:p text:style-name="P8">19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9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6/11/2021</text:p>
          </table:table-cell>
          <table:table-cell table:style-name="Tabla2.A3" office:value-type="string">
            <text:p text:style-name="P22">5141555</text:p>
          </table:table-cell>
          <table:table-cell table:style-name="Tabla2.D3" office:value-type="string">
            <text:p text:style-name="P23">19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20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6T23:15:4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